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ennsylvania. Constitu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24" is written in pencil and circled in the top right corner of the page. <text:s/>Also, the letter G is written in ink in both top corners.]</text:p>
      <text:p text:style-name="P6"/>
      <text:p text:style-name="P7">a few words about the scheme/</text:p>
      <text:p text:style-name="P7">of christianizing the State Constitution/</text:p>
      <text:p text:style-name="P7">For Sabbath Haggadol/</text:p>
      <text:p text:style-name="P7"/>
      <text:p text:style-name="P6">[Page 1]</text:p>
      <text:p text:style-name="P6">Brethren! <text:s/>It neither becomes us to lie supinely, as if/ fearing no molestation, nor is it wise to magnify the/ danger. <text:s/>Vigilance is the price of liberty. <text:s/>We should/ therefore watch. <text:s/>A spirit which the founder of this/ noble state would never have sheltered, is mischievously at/ work. <text:s/>It conspires to invade our imprescriptable rights./ <text:s/>Look to it, Israelites of Pennsylvania, and let the fruit of/ illiberality be nipped in the bud. <text:s/>Single-handed you/ are not likely to <text:span text:style-name="T2">ensure</text:span><text:span text:style-name="T4"> obtain success. <text:s/>Go then in search of colaborers/ fitted for giving assistance. <text:s/>Every Hebrew in our midst/ commanding influence </text:span><text:span text:style-name="T2">in</text:span><text:span text:style-name="T4"> among the Christian community, should/ exercise it in a manner, that the deliberations of that/ body now sitting in convention, be marked by unswerving/ impartiality. <text:s/>Every Hebrew having at his command/ a </text:span><text:span text:style-name="T2">running</text:span><text:span text:style-name="T4"> ready pen should use it to stir up the people. <text:s/>And/ they will parry a blow aimed at religious freedom. <text:s/>You/ know, my Brethren, the scheme newly concocted. <text:s/>The zealots/ see rain in the absence of a publicly written confession of/ their belief. <text:s/>Sodom and Gomorrah fell. <text:s/>Harrisburg and/ Philadelphia might share the same melancholy fate./</text:span></text:p>
      <text:p text:style-name="P6"><text:soft-page-break/><text:span text:style-name="T4"/></text:p>
      <text:p text:style-name="P6"><text:span text:style-name="T4">[Page 2]</text:span></text:p>
      <text:p text:style-name="P6"><text:span text:style-name="T4">Forgetting that national misfortune is only at the heel/ of national unrighteousness; forgetting that the God of truth/ is honored by the virtues of obedience of His creatures, and not/ by the mere mention of His existence and revealed will in a statute-book, they/ predict unending disasters, unless the dogmas they profess/ are constitutionally legalized as supreme. <text:s/>The plan/ was originally laid upon a larger scale. <text:s/>It did not, how-/-ever, foreshow bright prospects. <text:s/>Sagaciousness then suggested/ </text:span><text:span text:style-name="T2">to</text:span><text:span text:style-name="T4"> the propriety of narrowing down its compass. <text:s/>Perhaps the </text:span><text:span text:style-name="T2">end</text:span><text:span text:style-name="T4"> goal will be/ reached with more facility. <text:s/>Once that Pennsylvania/ tamely submits to be tied to the yoke, her sister-states will/ bend to receive it. <text:s/>The federal government must be/ morally forced to accept the issue. <text:s/>And a </text:span><text:span text:style-name="T5">Te Deum</text:span><text:span text:style-name="T6"> will/ resound in the church at the victory of sectarianism over/ religious liberty. <text:s/>Such is doubtless the hope of the/ few who met </text:span><text:span text:style-name="T3">a few</text:span><text:span text:style-name="T6"> some evenings ago. <text:s/>I do not think/ its realization at all probable. <text:s/>Happily for Israel denomi-/-national jealousies, and clashing clerical interests may ward/ off the evil contemplated. <text:s/>But as we would suffer the/ most by the embodying of doctrinal points in the Con-/-stitution of our commonwealth, </text:span><text:span text:style-name="T5">we</text:span><text:span text:style-name="T6"> should noiselessly/ but steadily endeavour to put down the first attempt./</text:span></text:p>
      <text:p text:style-name="P6"><text:span text:style-name="T6"/></text:p>
      <text:p text:style-name="P6"><text:span text:style-name="T6">[Page 3]</text:span></text:p>
      <text:p text:style-name="P6"><text:span text:style-name="T6">We cannot present an imposing array of strength mino-/-rically, but we are not destitute of individuals, whose personal/ influence can be felt in high places. <text:s/>And as we possess men/ who will be listened to deferentially, so we have others, who/ may redress wrongs by means of their pen./</text:span></text:p>
      <text:p text:style-name="P6"><text:span text:style-name="T6">But above all we should trust in God, who will not darken/ thus the brightest-spot of His created earth with the shadows/ of our political death. <text:s/>For, depend upon it, my Brethren!/ <text:s/>with the admission of a creed into our organic laws the reign/ of proscription will be inaugurated. <text:s/>The adherents of/ Judaism will be held </text:span><text:span text:style-name="T3">baref</text:span><text:span text:style-name="T6"> barely at sufferance. <text:s/>Nothing/ short of apostacy will open for them the avenues to pre-/-ferments. <text:s/>But the Guardian of Israel [Hebrew]/ [Hebrew] "disappointeth the devices of the/ cunning, so that their hands cannot perform their en-/terprise."/</text:span></text:p>
      <text:p text:style-name="P6"><text:span text:style-name="T6">But pardon the question, American Israelites! have we a/ claim upon God's interposition in our behalf? <text:s/>Has not the/ liberty long enjoyed estranged many from His services?/</text:span></text:p>
      <text:p text:style-name="P6"><text:span text:style-name="T6"/></text:p>
      <text:p text:style-name="P6"><text:span text:style-name="T6">[Page 4]</text:span></text:p>
      <text:p text:style-name="P6"><text:span text:style-name="T6">What is this demand persistently made for changes,/ if not a step towards gentilism? <text:s/>The Synagogue/ which [?] represented the history, the traditions, the/ hopes of our people, has been so transformed as to baffle/ recognition. <text:s/>Our modern teachers </text:span><text:span text:style-name="T3">deb</text:span><text:span text:style-name="T6"> declare that the/ liberalising[sic!] of our antiquated code. <text:s/>But they who are not/ carried away by the fascination of popular applause, see/ in it a gradual surrendering of principles for which our/ predecessors staked their existence. <text:s/>Already the effect/ of such imparting can be perceived. <text:s/>Persons noted for/ their attachment to the observances, have broken loose of/ their pious habits. <text:s/>Men who would have scrupled on the/ sabbath to unseal a letter, consider it lawful to ride/ and buy and kindle fire. <text:s/>Women who would have deemed/ the intermixing of certain culinary utensils a pollution, en-/-tertain their guests with forbidden viands. <text:s/>And whereas/ formerly Israelites,--when they </text:span><text:span text:style-name="T3">sin</text:span><text:span text:style-name="T6"> sinned--sinned blushingly,/ now they sin arrogantly. <text:s/>And all this to gain what?/ <text:s/>Immunities withheld? <text:s/>Not at all. <text:s/>A freer community/ than the Hebrews of Pennsylvania could scarcely be conceived./ <text:s/>Say changelings! <text:s/>Did you so act to win the respect of/ our gentile fellow-</text:span><text:span text:style-name="T3">el</text:span><text:span text:style-name="T6"> citizens?/</text:span></text:p>
      <text:p text:style-name="P6"><text:span text:style-name="T6"/></text:p>
      <text:p text:style-name="P6"><text:span text:style-name="T6">[Page 5]</text:span></text:p>
      <text:p text:style-name="P6"><text:span text:style-name="T6">Our fidelity to the ancestral laws secured it to us; because the/ reflecting will understand that those who are conscientious/ and high-principled in religion, will be so likewise in their/ dealings with mankind at large. <text:s/>No: you have not only/ gained nothing worth obtaining, but you have gathered/ over all our heads the clouds betokening God's displeasure./ <text:s/>For, as the Rabbis remark [Hebrew]/ [Hebrew] When </text:span><text:soft-page-break/><text:span text:style-name="T6">mischief stalks abroad, the good/ and the bad are equally troubled. <text:s/>Those who kept faith-/-ful to their mission, and those who deserted it, would be/ involved in the baneful results attending the designs of/ fanaticism. <text:s/>The threatening storm, will, I believe,/ pass away; for, the Protector of Israel is merciful and long-/suffering. <text:s/>He will not put out the light of freedom, and/ force the world back into the dark ages, because of our/ trespasses. <text:s/>But ought we therefore to tempt the Lord? <text:s/>Ought we/ to imagine ourselves beyond His controlling power, and act as if/ absolved from His ordinances, because human laws have, so far,/ proved our strong shield? <text:s/>You have been shown, my Brethren!/ how soon the same laws might be converted "into thorns in our eyes,/ and stings in our sides"./</text:span></text:p>
      <text:p text:style-name="P6"><text:span text:style-name="T6"/></text:p>
      <text:p text:style-name="P6"><text:span text:style-name="T6">[Page 6]</text:span></text:p>
      <text:p text:style-name="P6"><text:span text:style-name="T6">A few words added to our statute-book will make/ it the instrument with which our fathers were scourged./ <text:s/>To-day the evil counsel will not prevail, but who can/ tell with what evils the morrow may be pregnant?/</text:span></text:p>
      <text:p text:style-name="P6"><text:span text:style-name="T6">[Hebrew]/ "Like brooks of water is a King's heart in the hand of the Lord,/ He turneth it withersoever He pleaseth." <text:s/>Here we do not/ depend upon a royal </text:span><text:span text:style-name="T3">ru</text:span><text:span text:style-name="T6"> will, but the decision of the majo-/rity--a sovereign-will, may work to our injury. <text:s/>Let us/ then bethink ourselves. <text:s/>While employing all legiti-/-mate means within our reach to thwart the intention of the/ zealots; let our deliverance from it be followed by a return/ to the principles we have abandoned. <text:s/>See, my/ friends! <text:s/>The name of Jews prolific of afflictions, did not/ expose us to danger, nor did it hitherto subject us to dis-/-abilities in this dear land. <text:s/>We have bee nthe peers of/ all Americans, notwithstanding that our peculiar usages/ kept us religiously distinct. <text:s/>Now we betray a mighty wish to/ yield our characteristics and approach gentilism, and/ now we are repelled by the hand we fain would press./ <text:s/>Now is prejudice raised in arms against the Hebrews./</text:span></text:p>
      <text:p text:style-name="P6"><text:span text:style-name="T6"/></text:p>
      <text:p text:style-name="P6"><text:span text:style-name="T6">[Page 7]</text:span></text:p>
      <text:p text:style-name="P6"><text:span text:style-name="T6">Such is the silent admonition of Him [Hebrew]/ "who doeth wonders, and we know it not". <text:s/>Let us accept/ the wholesome teaching, and behave in a manner becoming/ our dignity and consistent with our duty. <text:s/>We shall stand/ up before man for our rights, but humble ourselves to the dust before/ God for our backslidings. <text:s/>We shall bring our influence/ to bear on the </text:span><text:span text:style-name="T3">f</text:span><text:span text:style-name="T6"> defence of our franchises, but mainly/ commit our cause to our compassionate Lord./ <text:s/>It is thus, O Israelites! that the two-edged sword pointed at/ our national breast was blunted even at the memorable/ season we are about to celebrate. <text:s/>No compromise/ with the enslaving Pharaoh; absolute liberty alone could/ satisfy the bondmen. <text:s/>Their champion stood imperturbable/ in the presence of the dreaded tyrant, but he looked </text:span><text:span text:style-name="T3">up</text:span><text:span text:style-name="T6"> to/ the highest Sower for the glorious issue. <text:s/>"Upon this/ might will the chains drop from your weary feet." <text:s/>So/ spoke the messenger of the Most High, and the people/ who </text:span><text:span text:style-name="T5">did</text:span><text:span text:style-name="T6"> believe, "bent down and prostrated themselves" [Hebrew]/ [Hebrew]. <text:s/>Their loins are girded, fastened are their/ sandals, they have laid hold of their staff to set forth on/ the march of freedom, but our father's obedience betokened/ their depending for salvation upon an all-guiding Providence./</text:span></text:p>
      <text:p text:style-name="P6"><text:span text:style-name="T6"/></text:p>
      <text:p text:style-name="P6"><text:span text:style-name="T6">[Page 8]</text:span></text:p>
      <text:p text:style-name="P6"><text:span text:style-name="T6">The door-posts of their houses marked with the blood of the/ lamb, signified their faith. <text:s/>That animal symbolical/ indeed--not of a vicarious atonement--but of the downfal[sic!] of heathen superstitions, that/ animal--the object of adoration among their Egyptian task-/masters, was slaughtered as an earnest of our ancestors' alle-/-giance to the living God. <text:s/>Let us then </text:span><text:span text:style-name="T3">upon</text:span><text:span text:style-name="T6"> at this season,/ evince a belief equally firm in our everlasting Redeemer by/ sacrificing the objects that cause us to err, and giving honor/ to truth. <text:s/>Our paschal oblation should be the yielding of/ modern ideas that clash with the instruction of Sinai./ <text:s/>It should be the </text:span><text:span text:style-name="T3">ye</text:span><text:span text:style-name="T6"> rejection of that love for popularity, which/ leads us blindfolded into the arms of gentilism. <text:s/>Passover/ will be fittingly observed by removing the leaven which/ makes us swell with vainglory because of the privileges en-/-joyed. <text:s/>It will be an acceptable </text:span><text:soft-page-break/><text:span text:style-name="T6">festival to the/ Deliverer of our people, if while performing the rites,/ recalling the past, we shall cast a look towards the/ future, and by our efforts, by our meritorious conduct and/ by our prayers hasten the time, when all the liberated slaves/ of Myraim will share the blessings now peculiarly within our/ reach./</text:span></text:p>
      <text:p text:style-name="P6"><text:span text:style-name="T6"/></text:p>
      <text:p text:style-name="P6"><text:span text:style-name="T6">[Page 9]</text:span></text:p>
      <text:p text:style-name="P6"><text:span text:style-name="T6">Then will we obtain His celestial boons; and be certain/ that God's high purposes and not men's contracted views/ shall prevail. <text:s/>Then may we laugh to scorn the/ attempt to rob this country of her </text:span><text:span text:style-name="T3">con</text:span><text:span text:style-name="T6"> crowning beauty,/ so attractive, and so charming, and feel assured that the seed/ of Jacob </text:span><text:span text:style-name="T3">will</text:span><text:span text:style-name="T6">, not less than the seed of Esau, will still bask in/ that </text:span><text:span text:style-name="T3">beauty</text:span><text:span text:style-name="T6"> unsurpassing comeliness. <text:s/>Each of us seeing our/ hope fulfilled, may have occasion to exclaim, like the/ Psalmist [Hebrew]/ "The Lord is my strength and my shield, my heart hath trusted/ in Him, and I was helped, therefore my heart greatly/ rejoiceth, and with my song will I praise him"./</text:span></text:p>
      <text:p text:style-name="P6"><text:span text:style-name="T6"/></text:p>
      <text:p text:style-name="P6"><text:span text:style-name="T6">And you dear Bar Mitzv</text:span><text:span text:style-name="T7">á</text:span><text:span text:style-name="T8"> &amp;c (concluding with a short address/ to the lad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9T14:18:49.59</meta:creation-date>
    <dc:date>2012-07-19T15:36:07.61</dc:date>
    <dc:creator>Penn Libraries</dc:creator>
    <meta:editing-duration>PT00H02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911" meta:character-count="11921"/>
  </office:meta>
</office:document-meta>
</file>